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2.8181in" svg:y="5.0201in">
            <draw:object draw:notify-on-update-of-ranges="Sheet1.F16:Sheet1.F25 Sheet1.G16:Sheet1.G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table:style-name="ce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able:cell-range-source table:name="CSV_all" xlink:type="simple" xlink:href="../whatever.csv" table:filter-name="Text - txt - csv (StarCalc)" table:filter-options="9/59/44,34,ANSI,1,,0,false,false,true,false,false,0,false" table:last-column-spanned="3" table:last-row-spanned="11" table:refresh-delay="PT00H00M05S"/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0.18" calcext:value-type="float">
            <text:p>140.18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81.26" calcext:value-type="float">
            <text:p>381.2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54.5" calcext:value-type="float">
            <text:p>654.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61.7" calcext:value-type="float">
            <text:p>861.7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875.2" calcext:value-type="float">
            <text:p>875.2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537.88" calcext:value-type="float">
            <text:p>537.88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800" calcext:value-type="float">
            <text:p>2800</text:p>
          </table:table-cell>
          <table:table-cell office:value-type="float" office:value="-336.84" calcext:value-type="float">
            <text:p>-336.8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float" office:value="-1965" calcext:value-type="float">
            <text:p>-1965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-4592.1" calcext:value-type="float">
            <text:p>-459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0:34:11.4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08:29:25.815000000</meta:creation-date>
    <dc:date>2022-04-07T12:07:20.957000000</dc:date>
    <meta:editing-duration>PT13M3S</meta:editing-duration>
    <meta:editing-cycles>7</meta:editing-cycles>
    <meta:generator>LibreOffice/7.3.2.2$Windows_X86_64 LibreOffice_project/49f2b1bff42cfccbd8f788c8dc32c1c309559be0</meta:generator>
    <meta:document-statistic meta:table-count="1" meta:cell-count="3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93cm" svg:y="4.203cm" style:legend-expansion="high" chart:style-name="ch2"/>
        <chart:plot-area chart:style-name="ch3" table:cell-range-address="Sheet1.F16:Sheet1.G25" chart:data-source-has-labels="row" svg:x="0.319cm" svg:y="0.18cm" svg:width="13.355cm" svg:height="8.645cm">
          <chart:coordinate-region svg:x="1.417cm" svg:y="0.379cm" svg:width="11.886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16:Sheet1.G25" loext:label-string="kast" chart:class="chart:scatter">
            <chart:domain table:cell-range-address="Sheet1.F16:Sheet1.F25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16:Sheet1.F25</svg:desc>
                </draw:g>
              </table:table-cell>
              <table:table-cell office:value-type="float" office:value="0">
                <text:p>0</text:p>
                <draw:g>
                  <svg:desc>Sheet1.G16:Sheet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40.18">
                <text:p>14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81.26">
                <text:p>381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654.5">
                <text:p>65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861.7">
                <text:p>86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875.2">
                <text:p>875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0">
                <text:p>2100</text:p>
              </table:table-cell>
              <table:table-cell office:value-type="float" office:value="537.88">
                <text:p>537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0">
                <text:p>2800</text:p>
              </table:table-cell>
              <table:table-cell office:value-type="float" office:value="-336.84">
                <text:p>-336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-1965">
                <text:p>-1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-4592.1">
                <text:p>-459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